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56cm" svg:stroke-color="#000000" draw:fill="none" fo:padding-top="0.028cm" fo:padding-bottom="0.028cm" fo:padding-left="0.028cm" fo:padding-right="0.028cm"/>
    </style:style>
    <style:style style:name="gr2" style:family="graphic" style:parent-style-name="objectwithoutfill">
      <style:graphic-properties svg:stroke-width="0.051cm" draw:marker-start-width="0.356cm" draw:marker-end-width="0.356cm" draw:fill="none" draw:textarea-horizontal-align="center" draw:textarea-vertical-align="middle" fo:padding-top="0.026cm" fo:padding-bottom="0.026cm" fo:padding-left="0.026cm" fo:padding-right="0.026cm"/>
    </style:style>
    <style:style style:name="gr3" style:family="graphic" style:parent-style-name="objectwithoutfill">
      <style:graphic-properties svg:stroke-width="0.051cm" draw:marker-start-width="0.355cm" draw:marker-end-width="0.355cm" draw:fill="none" draw:textarea-horizontal-align="center" draw:textarea-vertical-align="middle" fo:padding-top="0.025cm" fo:padding-bottom="0.025cm" fo:padding-left="0.025cm" fo:padding-right="0.025cm"/>
    </style:style>
    <style:style style:name="P1" style:family="paragraph">
      <style:paragraph-properties fo:text-align="center"/>
    </style:style>
  </office:automatic-styles>
  <office:body>
    <office:drawing>
      <draw:page draw:name="page1" draw:style-name="dp1" draw:master-page-name="master-page3">
        <draw:polygon draw:style-name="gr1" draw:layer="layout" svg:width="8.149cm" svg:height="3.083cm" svg:x="2.275cm" svg:y="4.808cm" svg:viewBox="0 0 8150 3084" draw:points="4439,2558 4402,2533 4394,2530 4377,2521 4293,2465 4256,2449 4193,2421 4184,2418 4180,2417 4162,2412 4130,2403 4089,2399 4076,2398 4062,2399 4021,2403 3989,2412 3971,2417 3967,2418 3958,2421 3895,2449 3858,2465 3825,2488 3774,2521 3757,2530 3749,2533 3712,2558 3691,2572 3686,2576 3640,2604 3624,2614 3600,2630 3586,2638 3557,2656 3531,2671 3511,2684 3489,2697 3433,2729 3422,2734 3415,2739 3349,2774 3313,2789 3276,2810 3213,2839 3205,2843 3202,2845 3195,2848 3096,2887 3047,2908 2987,2929 2907,2958 2885,2964 2868,2968 2769,2995 2712,3010 2583,3035 2552,3040 2532,3047 2387,3066 2339,3072 2334,3072 2328,3073 2225,3080 2134,3084 2116,3084 2099,3083 2007,3084 1912,3081 1898,3079 1887,3078 1766,3066 1688,3058 1680,3058 1670,3056 1571,3039 1505,3024 1462,3017 1397,3002 1329,2982 1244,2959 1241,2958 1163,2930 1135,2919 1084,2901 1075,2896 1027,2875 1008,2867 967,2848 918,2824 864,2793 809,2766 763,2739 724,2715 700,2699 600,2630 595,2626 591,2623 554,2593 482,2534 476,2528 468,2521 373,2428 366,2420 359,2412 315,2362 278,2317 267,2304 265,2300 194,2195 180,2170 156,2130 132,2086 106,2026 83,1977 47,1874 45,1870 44,1865 20,1759 10,1687 3,1606 0,1542 3,1477 10,1396 20,1324 44,1218 45,1213 47,1209 83,1106 106,1057 132,997 156,953 180,913 194,888 265,783 267,779 278,766 315,721 359,671 366,663 373,655 468,562 476,555 554,490 591,460 595,457 600,453 700,384 724,368 763,344 809,317 864,290 918,259 967,235 1009,217 1027,208 1075,187 1084,183 1135,165 1163,154 1241,126 1244,125 1329,102 1397,82 1462,67 1505,60 1571,45 1594,40 1670,27 1680,26 1688,26 1749,18 1788,13 1887,6 1898,5 1912,3 2007,0 2099,1 2116,0 2134,0 2225,4 2328,11 2334,11 2339,12 2392,18 2443,24 2532,37 2552,44 2583,49 2712,74 2769,89 2800,96 2866,115 2878,118 2885,120 2907,126 2987,155 3029,169 3047,175 3096,196 3125,206 3195,235 3202,238 3205,240 3213,244 3276,273 3313,294 3349,309 3415,344 3420,347 3422,349 3433,354 3489,386 3511,399 3531,412 3557,427 3586,445 3600,453 3624,469 3640,479 3686,507 3691,511 3712,525 3749,550 3757,553 3774,562 3825,595 3858,618 3895,634 3958,662 3967,665 3971,666 3989,671 4021,680 4062,684 4076,685 4089,684 4130,680 4162,671 4180,666 4184,665 4193,662 4256,634 4293,618 4326,595 4377,562 4394,553 4402,550 4439,525 4460,511 4465,507 4511,479 4527,469 4551,453 4565,445 4594,427 4620,412 4640,399 4662,386 4718,354 4729,349 4736,344 4802,309 4838,294 4875,273 4938,244 4946,240 4949,238 4956,235 5055,196 5104,176 5164,155 5244,126 5266,120 5283,116 5382,89 5439,74 5568,49 5599,44 5619,37 5764,18 5812,12 5817,12 5823,11 6017,0 6035,0 6052,1 6144,0 6239,3 6253,5 6265,5 6356,12 6362,13 6401,18 6463,25 6470,26 6480,27 6556,40 6579,45 6612,50 6648,58 6688,66 6714,72 6737,78 6752,81 6797,94 6822,101 6904,125 6906,125 6907,126 6909,126 6960,144 6987,154 7015,165 7066,183 7075,187 7123,208 7142,216 7183,235 7232,259 7286,290 7341,317 7387,344 7426,368 7450,384 7492,411 7550,453 7555,457 7559,460 7596,490 7668,549 7674,555 7682,562 7777,655 7784,663 7791,671 7835,721 7872,766 7883,779 7886,783 7956,888 7970,913 7994,953 8018,997 8044,1057 8062,1106 8105,1213 8106,1218 8125,1324 8140,1396 8147,1477 8150,1542 8147,1606 8140,1687 8125,1759 8106,1865 8105,1870 8062,1977 8044,2026 8018,2086 7994,2130 7970,2170 7956,2195 7886,2300 7883,2304 7872,2317 7835,2362 7791,2412 7784,2420 7777,2428 7731,2475 7682,2521 7674,2528 7596,2593 7559,2623 7555,2626 7550,2630 7450,2699 7426,2715 7387,2739 7341,2766 7286,2793 7232,2824 7183,2848 7141,2866 7123,2875 7075,2896 7066,2901 7015,2919 6987,2930 6909,2958 6906,2959 6821,2982 6753,3002 6688,3017 6645,3024 6480,3056 6470,3057 6462,3058 6401,3066 6362,3071 6264,3078 6253,3079 6239,3081 6144,3084 6052,3083 6035,3084 6017,3084 5926,3080 5823,3073 5817,3073 5812,3072 5759,3066 5708,3060 5619,3047 5599,3040 5568,3035 5439,3010 5382,2995 5283,2968 5266,2964 5244,2958 5164,2929 5122,2915 5104,2909 5055,2887 5026,2877 4956,2848 4949,2845 4946,2843 4938,2839 4875,2810 4838,2789 4802,2774 4736,2739 4731,2736 4729,2734 4718,2729 4662,2697 4640,2684 4620,2671 4594,2656 4565,2638 4551,2630 4527,2614 4511,2604 4465,2576 4460,2572">
          <text:p/>
        </draw:polygon>
        <draw:g>
          <draw:path draw:style-name="gr2" draw:text-style-name="P1" draw:layer="layout" svg:width="1.586cm" svg:height="1.268cm" draw:transform="rotate (-0.674744288821008) translate (4.13598224418649cm 5.20577899508137cm)" svg:viewBox="0 0 1587 1269" svg:d="M0 1269c1626 0 1587-1269 1587-1269">
            <text:p/>
          </draw:path>
          <draw:path draw:style-name="gr3" draw:text-style-name="P1" draw:layer="layout" svg:width="1.18cm" svg:height="0.804cm" draw:transform="skewX (-0.377514717206373) rotate (-2.64923527160219) translate (5.24804168682824cm 6.32397763835041cm)" svg:viewBox="0 0 1181 805" svg:d="M1181 805c-1208 0-1181-805-1181-805">
            <text:p/>
          </draw:path>
        </draw:g>
        <draw:g>
          <draw:path draw:style-name="gr2" draw:text-style-name="P1" draw:layer="layout" svg:width="1.586cm" svg:height="1.268cm" draw:transform="rotate (0.674569755895808) translate (7.3429340420769cm 6.19805274782362cm)" svg:viewBox="0 0 1587 1269" svg:d="M1587 1269c-1626 0-1587-1269-1587-1269">
            <text:p/>
          </draw:path>
          <draw:path draw:style-name="gr3" draw:text-style-name="P1" draw:layer="layout" svg:width="1.183cm" svg:height="0.804cm" draw:transform="skewX (0.373674992851986) rotate (2.64906073867699) translate (8.51338773778654cm 6.88492860780693cm)" svg:viewBox="0 0 1184 805" svg:d="M0 805c1207 0 1184-805 1184-805">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4.8cm" fo:margin-bottom="1cm" fo:margin-left="2.2cm" fo:margin-right="1cm" fo:page-width="12.7cm" fo:page-height="12.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dc:date>2019-01-20T13:45:52.400946741</dc:date>
    <meta:editing-duration>P0D</meta:editing-duration>
    <meta:editing-cycles>1</meta:editing-cycles>
    <meta:document-statistic meta:object-count="7"/>
  </office:meta>
</office:document-meta>
</file>